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angers" svg:font-family="Bangers" style:font-pitch="variable"/>
    <style:font-face style:name="Grinched 2.0" svg:font-family="'Grinched 2.0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angers" fo:font-size="28pt" officeooo:rsid="001367d2" officeooo:paragraph-rsid="001367d2" style:font-size-asian="28pt" style:font-size-complex="28pt"/>
    </style:style>
    <style:style style:name="P2" style:family="paragraph" style:parent-style-name="Standard">
      <style:text-properties style:font-name="Bangers" fo:font-size="28pt" officeooo:rsid="00151d31" officeooo:paragraph-rsid="00151d31" style:font-size-asian="28pt" style:font-size-complex="28pt"/>
    </style:style>
    <style:style style:name="P3" style:family="paragraph" style:parent-style-name="Standard">
      <style:text-properties style:font-name="Bangers" fo:font-size="28pt" officeooo:rsid="00151d31" officeooo:paragraph-rsid="0016f6e1" style:font-size-asian="28pt" style:font-size-complex="28pt"/>
    </style:style>
    <style:style style:name="P4" style:family="paragraph" style:parent-style-name="Standard">
      <style:text-properties style:font-name="Bangers" fo:font-size="28pt" officeooo:rsid="0016f6e1" officeooo:paragraph-rsid="0016f6e1" style:font-size-asian="28pt" style:font-size-complex="28pt"/>
    </style:style>
    <style:style style:name="P5" style:family="paragraph" style:parent-style-name="Standard">
      <style:text-properties style:font-name="Grinched 2.0" fo:font-size="28pt" officeooo:rsid="001367d2" officeooo:paragraph-rsid="0016f6e1" style:font-size-asian="28pt" style:font-size-complex="28pt"/>
    </style:style>
    <style:style style:name="P6" style:family="paragraph" style:parent-style-name="Standard">
      <style:text-properties style:font-name="Grinched 2.0" fo:font-size="28pt" officeooo:rsid="00151d31" officeooo:paragraph-rsid="0016f6e1" style:font-size-asian="28pt" style:font-size-complex="28pt"/>
    </style:style>
    <style:style style:name="P7" style:family="paragraph" style:parent-style-name="Standard">
      <style:text-properties style:font-name="Grinched 2.0" fo:font-size="28pt" officeooo:rsid="0016f6e1" officeooo:paragraph-rsid="0016f6e1" style:font-size-asian="28pt" style:font-size-complex="28pt"/>
    </style:style>
    <style:style style:name="P8" style:family="paragraph" style:parent-style-name="Standard">
      <style:paragraph-properties fo:break-before="page"/>
      <style:text-properties style:font-name="Grinched 2.0" fo:font-size="28pt" officeooo:rsid="001367d2" officeooo:paragraph-rsid="0016f6e1" style:font-size-asian="28pt" style:font-size-complex="28pt"/>
    </style:style>
    <style:style style:name="T1" style:family="text">
      <style:text-properties style:font-name="Grinched 2.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er 1 hat gewonnern – aendern sie das</text:p>
      <text:p text:style-name="P1"/>
      <text:p text:style-name="P2">Drön süße läuft 0123456789</text:p>
      <text:p text:style-name="P2"/>
      <text:p text:style-name="P2">Die süße Hündin läuft in die Höhle des Bären, der sie zum Teekränzchen eingeladen hat, da sie seine drei schönen Krönchen gerettet hat</text:p>
      <text:p text:style-name="P2"/>
      <text:p text:style-name="P2"><text:span text:style-name="Emphasis">French</text:span> à, é, ï, etc</text:p>
      <text:p text:style-name="P2"/>
      <text:p text:style-name="P4">Thechisch:</text:p>
      <text:p text:style-name="P4">Kleine Buchstaben:<text:tab/>a á b c č d ď e é ĕ f g h ch i í j k l m n ň o ó p q r ř s š t ť u ú ů v w x y ý z ž</text:p>
      <text:p text:style-name="P4">Große Buchstaben:<text:tab/>A Á B C Č D Ď E É Ě F G H Ch I Í J K L M N Ň O Ó P Q R Ř S Š T Ť U Ú Ů V W X Y Ý Z Ž</text:p>
      <text:p text:style-name="P4">Spanish : Ñ <text:tab/>eñe <text:s/>¿quién? = wer?</text:p>
      <text:p text:style-name="P4">¿dónde? = wo? ¡Por supuesto!</text:p>
      <text:p text:style-name="P8">Spieler 1 hat gewonnern – aendern sie das</text:p>
      <text:p text:style-name="P5"/>
      <text:p text:style-name="P6">Drön süße läuft 0123456789</text:p>
      <text:p text:style-name="P6"/>
      <text:p text:style-name="P6">Die süße Hündin läuft in die Höhle des Bären, der sie zum Teekränzchen eingeladen hat, da sie seine drei schönen Krönchen gerettet hat</text:p>
      <text:p text:style-name="P6"/>
      <text:p text:style-name="P3"><text:span text:style-name="Emphasis"><text:span text:style-name="T1">French</text:span></text:span><text:span text:style-name="T1"> à, é, ï, etc</text:span></text:p>
      <text:p text:style-name="P6"/>
      <text:p text:style-name="P7">Thechisch:</text:p>
      <text:p text:style-name="P7">Kleine Buchstaben:<text:tab/>a á b c č d ď e é ĕ f g h ch i í j k l m n ň o ó p q r ř s š t ť u ú ů v w x y ý z ž</text:p>
      <text:p text:style-name="P7">Große Buchstaben:<text:tab/>A Á B C Č D Ď E É Ě F G H Ch I Í J K L M N Ň O Ó P Q R Ř S Š T Ť U Ú Ů V W X Y Ý Z Ž</text:p>
      <text:p text:style-name="P7">Spanish : Ñ <text:tab/>eñe <text:s/>¿quién? = wer?</text:p>
      <text:p text:style-name="P7">¿dónde? = wo? ¡Por supuest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angers" svg:font-family="Bangers" style:font-pitch="variable"/>
    <style:font-face style:name="Grinched 2.0" svg:font-family="'Grinched 2.0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3:26:59.357319767</meta:creation-date>
    <dc:date>2015-07-17T16:05:22.371277406</dc:date>
    <meta:editing-duration>PT2H8M2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2" meta:paragraph-count="18" meta:word-count="280" meta:character-count="990" meta:non-whitespace-character-count="722"/>
  </office:meta>
</office:document-meta>
</file>